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1T16:44:02.46">
            <text:p>2020/5/31 16:4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1T16:44:02.46">
            <text:p>2020/5/31 16:4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1T16:44:02.46">
            <text:p>2020/5/31 16:4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47.7)">
            <text:p>sn(47.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.471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visibility="filter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 table:visibility="filter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.85cm" draw:caption-point-x="-0.61cm" draw:caption-point-y="1.521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 table:visibility="filter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 table:visibility="filter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">
            <text:p>47</text:p>
          </table:table-cell>
          <table:table-cell table:style-name="ce34" office:value-type="string">
            <text:p><text:s/>Plasma technology – a novel solution for CO2 conversion? </text:p>
          </table:table-cell>
          <table:table-cell table:style-name="ce36" office:value-type="string">
            <text:p>https://pubs.rsc.org/en/content/articlelanding/2017/cs/c6cs00066e#!divAbstract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3</text:p>
          </table:table-cell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1T16:39:18.37">
            <text:p>2020/5/31 16:39</text:p>
          </table:table-cell>
          <table:table-cell table:style-name="ce14" table:formula="of:=NOW()" office:value-type="date" office:date-value="2020-05-31T16:39:18.37">
            <text:p>2020/5/31 16:39</text:p>
          </table:table-cell>
          <table:table-cell table:style-name="ce14" table:formula="of:=NOW()" office:value-type="date" office:date-value="2020-05-31T16:39:18.37">
            <text:p>2020/5/31 16:39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1T16:44:02.53">
            <text:p>2020/5/31 16:44</text:p>
          </table:table-cell>
          <table:table-cell table:style-name="ce14" table:formula="of:=NOW()" office:value-type="date" office:date-value="2020-05-31T16:44:02.53">
            <text:p>2020/5/31 16:44</text:p>
          </table:table-cell>
          <table:table-cell table:style-name="ce14" table:formula="of:=NOW()" office:value-type="date" office:date-value="2020-05-31T16:44:02.53">
            <text:p>2020/5/31 16:44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1T16:44:02.61">
            <text:p>2020/5/31 16:44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3)">
            <text:p>sn(13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1T16:44:02.63">
            <text:p>2020/5/31 16:4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5-31T16:44:02.66">
            <text:p>2020/5/31 16:44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86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1">2020/05/31</text:date>, <text:time>16:47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31T16:47:04.71</dc:date>
    <dc:creator>iwabuchi ken</dc:creator>
    <meta:editing-duration>P1DT1H27M20S</meta:editing-duration>
    <meta:editing-cycles>138</meta:editing-cycles>
    <meta:generator>OpenOffice/4.1.3$Win32 OpenOffice.org_project/413m1$Build-9783</meta:generator>
    <meta:document-statistic meta:table-count="7" meta:cell-count="897" meta:object-count="0"/>
  </office:meta>
</office:document-meta>
</file>